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aativuudet" style:family="table">
      <style:table-properties style:width="17cm" table:align="margins"/>
    </style:style>
    <style:style style:name="Vaativuudet.A" style:family="table-column">
      <style:table-column-properties style:column-width="2.316cm" style:rel-column-width="8927*"/>
    </style:style>
    <style:style style:name="Vaativuudet.B" style:family="table-column">
      <style:table-column-properties style:column-width="3.484cm" style:rel-column-width="13429*"/>
    </style:style>
    <style:style style:name="Vaativuudet.C" style:family="table-column">
      <style:table-column-properties style:column-width="3.505cm" style:rel-column-width="13510*"/>
    </style:style>
    <style:style style:name="Vaativuudet.D" style:family="table-column">
      <style:table-column-properties style:column-width="3.792cm" style:rel-column-width="14619*"/>
    </style:style>
    <style:style style:name="Vaativuudet.E" style:family="table-column">
      <style:table-column-properties style:column-width="3.903cm" style:rel-column-width="15050*"/>
    </style:style>
    <style:style style:name="Vaativuudet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aativuudet.E1" style:family="table-cell">
      <style:table-cell-properties fo:background-color="#dddddd" fo:padding="0.097cm" fo:border="0.05pt solid #000000">
        <style:background-image/>
      </style:table-cell-properties>
    </style:style>
    <style:style style:name="Vaativuudet.A2" style:family="table-cell">
      <style:table-cell-properties fo:padding="0.097cm" fo:border-left="0.05pt solid #000000" fo:border-right="none" fo:border-top="none" fo:border-bottom="0.05pt solid #000000"/>
    </style:style>
    <style:style style:name="Vaativuudet.B2" style:family="table-cell">
      <style:table-cell-properties fo:padding="0.097cm" fo:border-left="0.05pt solid #000000" fo:border-right="none" fo:border-top="none" fo:border-bottom="0.05pt solid #000000"/>
    </style:style>
    <style:style style:name="Vaativuudet.C2" style:family="table-cell">
      <style:table-cell-properties fo:padding="0.097cm" fo:border-left="0.05pt solid #000000" fo:border-right="none" fo:border-top="none" fo:border-bottom="0.05pt solid #000000"/>
    </style:style>
    <style:style style:name="Vaativuudet.D2" style:family="table-cell">
      <style:table-cell-properties fo:padding="0.097cm" fo:border-left="0.05pt solid #000000" fo:border-right="none" fo:border-top="none" fo:border-bottom="0.05pt solid #000000"/>
    </style:style>
    <style:style style:name="Vaativuudet.E2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3" style:family="table-cell">
      <style:table-cell-properties fo:padding="0.097cm" fo:border-left="0.05pt solid #000000" fo:border-right="none" fo:border-top="none" fo:border-bottom="0.05pt solid #000000"/>
    </style:style>
    <style:style style:name="Vaativuudet.B3" style:family="table-cell">
      <style:table-cell-properties fo:padding="0.097cm" fo:border-left="0.05pt solid #000000" fo:border-right="none" fo:border-top="none" fo:border-bottom="0.05pt solid #000000"/>
    </style:style>
    <style:style style:name="Vaativuudet.C3" style:family="table-cell">
      <style:table-cell-properties fo:padding="0.097cm" fo:border-left="0.05pt solid #000000" fo:border-right="none" fo:border-top="none" fo:border-bottom="0.05pt solid #000000"/>
    </style:style>
    <style:style style:name="Vaativuudet.D3" style:family="table-cell">
      <style:table-cell-properties fo:padding="0.097cm" fo:border-left="0.05pt solid #000000" fo:border-right="none" fo:border-top="none" fo:border-bottom="0.05pt solid #000000"/>
    </style:style>
    <style:style style:name="Vaativuudet.E3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4" style:family="table-cell">
      <style:table-cell-properties fo:padding="0.097cm" fo:border-left="0.05pt solid #000000" fo:border-right="none" fo:border-top="none" fo:border-bottom="0.05pt solid #000000"/>
    </style:style>
    <style:style style:name="Vaativuudet.B4" style:family="table-cell">
      <style:table-cell-properties fo:padding="0.097cm" fo:border-left="0.05pt solid #000000" fo:border-right="none" fo:border-top="none" fo:border-bottom="0.05pt solid #000000"/>
    </style:style>
    <style:style style:name="Vaativuudet.C4" style:family="table-cell">
      <style:table-cell-properties fo:padding="0.097cm" fo:border-left="0.05pt solid #000000" fo:border-right="none" fo:border-top="none" fo:border-bottom="0.05pt solid #000000"/>
    </style:style>
    <style:style style:name="Vaativuudet.D4" style:family="table-cell">
      <style:table-cell-properties fo:padding="0.097cm" fo:border-left="0.05pt solid #000000" fo:border-right="none" fo:border-top="none" fo:border-bottom="0.05pt solid #000000"/>
    </style:style>
    <style:style style:name="Vaativuudet.E4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5" style:family="table-cell">
      <style:table-cell-properties fo:padding="0.097cm" fo:border-left="0.05pt solid #000000" fo:border-right="none" fo:border-top="none" fo:border-bottom="0.05pt solid #000000"/>
    </style:style>
    <style:style style:name="Vaativuudet.B5" style:family="table-cell">
      <style:table-cell-properties fo:padding="0.097cm" fo:border-left="0.05pt solid #000000" fo:border-right="none" fo:border-top="none" fo:border-bottom="0.05pt solid #000000"/>
    </style:style>
    <style:style style:name="Vaativuudet.C5" style:family="table-cell">
      <style:table-cell-properties fo:padding="0.097cm" fo:border-left="0.05pt solid #000000" fo:border-right="none" fo:border-top="none" fo:border-bottom="0.05pt solid #000000"/>
    </style:style>
    <style:style style:name="Vaativuudet.D5" style:family="table-cell">
      <style:table-cell-properties fo:padding="0.097cm" fo:border-left="0.05pt solid #000000" fo:border-right="none" fo:border-top="none" fo:border-bottom="0.05pt solid #000000"/>
    </style:style>
    <style:style style:name="Vaativuudet.E5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6" style:family="table-cell">
      <style:table-cell-properties fo:padding="0.097cm" fo:border-left="0.05pt solid #000000" fo:border-right="none" fo:border-top="none" fo:border-bottom="0.05pt solid #000000"/>
    </style:style>
    <style:style style:name="Vaativuudet.B6" style:family="table-cell">
      <style:table-cell-properties fo:padding="0.097cm" fo:border-left="0.05pt solid #000000" fo:border-right="none" fo:border-top="none" fo:border-bottom="0.05pt solid #000000"/>
    </style:style>
    <style:style style:name="Vaativuudet.C6" style:family="table-cell">
      <style:table-cell-properties fo:padding="0.097cm" fo:border-left="0.05pt solid #000000" fo:border-right="none" fo:border-top="none" fo:border-bottom="0.05pt solid #000000"/>
    </style:style>
    <style:style style:name="Vaativuudet.D6" style:family="table-cell">
      <style:table-cell-properties fo:padding="0.097cm" fo:border-left="0.05pt solid #000000" fo:border-right="none" fo:border-top="none" fo:border-bottom="0.05pt solid #000000"/>
    </style:style>
    <style:style style:name="Vaativuudet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2.688cm" style:rel-column-width="1524*"/>
    </style:style>
    <style:style style:name="Taulukko1.B" style:family="table-column">
      <style:table-column-properties style:column-width="1.921cm" style:rel-column-width="1089*"/>
    </style:style>
    <style:style style:name="Taulukko1.C" style:family="table-column">
      <style:table-column-properties style:column-width="1.896cm" style:rel-column-width="1075*"/>
    </style:style>
    <style:style style:name="Taulukko1.D" style:family="table-column">
      <style:table-column-properties style:column-width="1.695cm" style:rel-column-width="961*"/>
    </style:style>
    <style:style style:name="Taulukko1.E" style:family="table-column">
      <style:table-column-properties style:column-width="2.007cm" style:rel-column-width="1138*"/>
    </style:style>
    <style:style style:name="Taulukko1.F" style:family="table-column">
      <style:table-column-properties style:column-width="1.984cm" style:rel-column-width="1125*"/>
    </style:style>
    <style:style style:name="Taulukko1.G" style:family="table-column">
      <style:table-column-properties style:column-width="2.006cm" style:rel-column-width="1137*"/>
    </style:style>
    <style:style style:name="Taulukko1.H" style:family="table-column">
      <style:table-column-properties style:column-width="1.411cm" style:rel-column-width="800*"/>
    </style:style>
    <style:style style:name="Taulukko1.I" style:family="table-column">
      <style:table-column-properties style:column-width="1.392cm" style:rel-column-width="789*"/>
    </style:style>
    <style:style style:name="Taulukko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ukko1.I1" style:family="table-cell">
      <style:table-cell-properties fo:background-color="#dddddd" fo:padding="0.097cm" fo:border="0.05pt solid #000000">
        <style:background-image/>
      </style:table-cell-properties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B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none" fo:border-top="none" fo:border-bottom="0.05pt solid #000000"/>
    </style:style>
    <style:style style:name="Taulukko1.D2" style:family="table-cell">
      <style:table-cell-properties fo:padding="0.097cm" fo:border-left="0.05pt solid #000000" fo:border-right="none" fo:border-top="none" fo:border-bottom="0.05pt solid #000000"/>
    </style:style>
    <style:style style:name="Taulukko1.E2" style:family="table-cell">
      <style:table-cell-properties fo:padding="0.097cm" fo:border-left="0.05pt solid #000000" fo:border-right="none" fo:border-top="none" fo:border-bottom="0.05pt solid #000000"/>
    </style:style>
    <style:style style:name="Taulukko1.F2" style:family="table-cell">
      <style:table-cell-properties fo:padding="0.097cm" fo:border-left="0.05pt solid #000000" fo:border-right="none" fo:border-top="none" fo:border-bottom="0.05pt solid #000000"/>
    </style:style>
    <style:style style:name="Taulukko1.G2" style:family="table-cell">
      <style:table-cell-properties fo:padding="0.097cm" fo:border-left="0.05pt solid #000000" fo:border-right="none" fo:border-top="none" fo:border-bottom="0.05pt solid #000000"/>
    </style:style>
    <style:style style:name="Taulukko1.H2" style:family="table-cell">
      <style:table-cell-properties fo:padding="0.097cm" fo:border-left="0.05pt solid #000000" fo:border-right="none" fo:border-top="none" fo:border-bottom="0.05pt solid #000000"/>
    </style:style>
    <style:style style:name="Taulukko1.I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3" style:family="table-cell">
      <style:table-cell-properties fo:padding="0.097cm" fo:border-left="0.05pt solid #000000" fo:border-right="none" fo:border-top="none" fo:border-bottom="0.05pt solid #000000"/>
    </style:style>
    <style:style style:name="Taulukko1.B3" style:family="table-cell">
      <style:table-cell-properties fo:padding="0.097cm" fo:border-left="0.05pt solid #000000" fo:border-right="none" fo:border-top="none" fo:border-bottom="0.05pt solid #000000"/>
    </style:style>
    <style:style style:name="Taulukko1.C3" style:family="table-cell">
      <style:table-cell-properties fo:padding="0.097cm" fo:border-left="0.05pt solid #000000" fo:border-right="none" fo:border-top="none" fo:border-bottom="0.05pt solid #000000"/>
    </style:style>
    <style:style style:name="Taulukko1.D3" style:family="table-cell">
      <style:table-cell-properties fo:padding="0.097cm" fo:border-left="0.05pt solid #000000" fo:border-right="none" fo:border-top="none" fo:border-bottom="0.05pt solid #000000"/>
    </style:style>
    <style:style style:name="Taulukko1.E3" style:family="table-cell">
      <style:table-cell-properties fo:padding="0.097cm" fo:border-left="0.05pt solid #000000" fo:border-right="none" fo:border-top="none" fo:border-bottom="0.05pt solid #000000"/>
    </style:style>
    <style:style style:name="Taulukko1.F3" style:family="table-cell">
      <style:table-cell-properties fo:padding="0.097cm" fo:border-left="0.05pt solid #000000" fo:border-right="none" fo:border-top="none" fo:border-bottom="0.05pt solid #000000"/>
    </style:style>
    <style:style style:name="Taulukko1.G3" style:family="table-cell">
      <style:table-cell-properties fo:padding="0.097cm" fo:border-left="0.05pt solid #000000" fo:border-right="none" fo:border-top="none" fo:border-bottom="0.05pt solid #000000"/>
    </style:style>
    <style:style style:name="Taulukko1.H3" style:family="table-cell">
      <style:table-cell-properties fo:padding="0.097cm" fo:border-left="0.05pt solid #000000" fo:border-right="none" fo:border-top="none" fo:border-bottom="0.05pt solid #000000"/>
    </style:style>
    <style:style style:name="Taulukko1.I3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4" style:family="table-cell">
      <style:table-cell-properties fo:padding="0.097cm" fo:border-left="0.05pt solid #000000" fo:border-right="none" fo:border-top="none" fo:border-bottom="0.05pt solid #000000"/>
    </style:style>
    <style:style style:name="Taulukko1.B4" style:family="table-cell">
      <style:table-cell-properties fo:padding="0.097cm" fo:border-left="0.05pt solid #000000" fo:border-right="none" fo:border-top="none" fo:border-bottom="0.05pt solid #000000"/>
    </style:style>
    <style:style style:name="Taulukko1.C4" style:family="table-cell">
      <style:table-cell-properties fo:padding="0.097cm" fo:border-left="0.05pt solid #000000" fo:border-right="none" fo:border-top="none" fo:border-bottom="0.05pt solid #000000"/>
    </style:style>
    <style:style style:name="Taulukko1.D4" style:family="table-cell">
      <style:table-cell-properties fo:padding="0.097cm" fo:border-left="0.05pt solid #000000" fo:border-right="none" fo:border-top="none" fo:border-bottom="0.05pt solid #000000"/>
    </style:style>
    <style:style style:name="Taulukko1.E4" style:family="table-cell">
      <style:table-cell-properties fo:padding="0.097cm" fo:border-left="0.05pt solid #000000" fo:border-right="none" fo:border-top="none" fo:border-bottom="0.05pt solid #000000"/>
    </style:style>
    <style:style style:name="Taulukko1.F4" style:family="table-cell">
      <style:table-cell-properties fo:padding="0.097cm" fo:border-left="0.05pt solid #000000" fo:border-right="none" fo:border-top="none" fo:border-bottom="0.05pt solid #000000"/>
    </style:style>
    <style:style style:name="Taulukko1.G4" style:family="table-cell">
      <style:table-cell-properties fo:padding="0.097cm" fo:border-left="0.05pt solid #000000" fo:border-right="none" fo:border-top="none" fo:border-bottom="0.05pt solid #000000"/>
    </style:style>
    <style:style style:name="Taulukko1.H4" style:family="table-cell">
      <style:table-cell-properties fo:padding="0.097cm" fo:border-left="0.05pt solid #000000" fo:border-right="none" fo:border-top="none" fo:border-bottom="0.05pt solid #000000"/>
    </style:style>
    <style:style style:name="Taulukko1.I4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5" style:family="table-cell">
      <style:table-cell-properties fo:padding="0.097cm" fo:border-left="0.05pt solid #000000" fo:border-right="none" fo:border-top="none" fo:border-bottom="0.05pt solid #000000"/>
    </style:style>
    <style:style style:name="Taulukko1.B5" style:family="table-cell">
      <style:table-cell-properties fo:padding="0.097cm" fo:border-left="0.05pt solid #000000" fo:border-right="none" fo:border-top="none" fo:border-bottom="0.05pt solid #000000"/>
    </style:style>
    <style:style style:name="Taulukko1.C5" style:family="table-cell">
      <style:table-cell-properties fo:padding="0.097cm" fo:border-left="0.05pt solid #000000" fo:border-right="none" fo:border-top="none" fo:border-bottom="0.05pt solid #000000"/>
    </style:style>
    <style:style style:name="Taulukko1.D5" style:family="table-cell">
      <style:table-cell-properties fo:padding="0.097cm" fo:border-left="0.05pt solid #000000" fo:border-right="none" fo:border-top="none" fo:border-bottom="0.05pt solid #000000"/>
    </style:style>
    <style:style style:name="Taulukko1.E5" style:family="table-cell">
      <style:table-cell-properties fo:padding="0.097cm" fo:border-left="0.05pt solid #000000" fo:border-right="none" fo:border-top="none" fo:border-bottom="0.05pt solid #000000"/>
    </style:style>
    <style:style style:name="Taulukko1.F5" style:family="table-cell">
      <style:table-cell-properties fo:padding="0.097cm" fo:border-left="0.05pt solid #000000" fo:border-right="none" fo:border-top="none" fo:border-bottom="0.05pt solid #000000"/>
    </style:style>
    <style:style style:name="Taulukko1.G5" style:family="table-cell">
      <style:table-cell-properties fo:padding="0.097cm" fo:border-left="0.05pt solid #000000" fo:border-right="none" fo:border-top="none" fo:border-bottom="0.05pt solid #000000"/>
    </style:style>
    <style:style style:name="Taulukko1.H5" style:family="table-cell">
      <style:table-cell-properties fo:padding="0.097cm" fo:border-left="0.05pt solid #000000" fo:border-right="none" fo:border-top="none" fo:border-bottom="0.05pt solid #000000"/>
    </style:style>
    <style:style style:name="Taulukko1.I5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6" style:family="table-cell">
      <style:table-cell-properties fo:padding="0.097cm" fo:border-left="0.05pt solid #000000" fo:border-right="none" fo:border-top="none" fo:border-bottom="0.05pt solid #000000"/>
    </style:style>
    <style:style style:name="Taulukko1.B6" style:family="table-cell">
      <style:table-cell-properties fo:padding="0.097cm" fo:border-left="0.05pt solid #000000" fo:border-right="none" fo:border-top="none" fo:border-bottom="0.05pt solid #000000"/>
    </style:style>
    <style:style style:name="Taulukko1.C6" style:family="table-cell">
      <style:table-cell-properties fo:padding="0.097cm" fo:border-left="0.05pt solid #000000" fo:border-right="none" fo:border-top="none" fo:border-bottom="0.05pt solid #000000"/>
    </style:style>
    <style:style style:name="Taulukko1.D6" style:family="table-cell">
      <style:table-cell-properties fo:padding="0.097cm" fo:border-left="0.05pt solid #000000" fo:border-right="none" fo:border-top="none" fo:border-bottom="0.05pt solid #000000"/>
    </style:style>
    <style:style style:name="Taulukko1.E6" style:family="table-cell">
      <style:table-cell-properties fo:padding="0.097cm" fo:border-left="0.05pt solid #000000" fo:border-right="none" fo:border-top="none" fo:border-bottom="0.05pt solid #000000"/>
    </style:style>
    <style:style style:name="Taulukko1.F6" style:family="table-cell">
      <style:table-cell-properties fo:padding="0.097cm" fo:border-left="0.05pt solid #000000" fo:border-right="none" fo:border-top="none" fo:border-bottom="0.05pt solid #000000"/>
    </style:style>
    <style:style style:name="Taulukko1.G6" style:family="table-cell">
      <style:table-cell-properties fo:padding="0.097cm" fo:border-left="0.05pt solid #000000" fo:border-right="none" fo:border-top="none" fo:border-bottom="0.05pt solid #000000"/>
    </style:style>
    <style:style style:name="Taulukko1.H6" style:family="table-cell">
      <style:table-cell-properties fo:padding="0.097cm" fo:border-left="0.05pt solid #000000" fo:border-right="none" fo:border-top="none" fo:border-bottom="0.05pt solid #000000"/>
    </style:style>
    <style:style style:name="Taulukko1.I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7" style:family="table-cell">
      <style:table-cell-properties fo:padding="0.097cm" fo:border-left="0.05pt solid #000000" fo:border-right="none" fo:border-top="none" fo:border-bottom="0.05pt solid #000000"/>
    </style:style>
    <style:style style:name="Taulukko1.B7" style:family="table-cell">
      <style:table-cell-properties fo:padding="0.097cm" fo:border-left="0.05pt solid #000000" fo:border-right="none" fo:border-top="none" fo:border-bottom="0.05pt solid #000000"/>
    </style:style>
    <style:style style:name="Taulukko1.C7" style:family="table-cell">
      <style:table-cell-properties fo:padding="0.097cm" fo:border-left="0.05pt solid #000000" fo:border-right="none" fo:border-top="none" fo:border-bottom="0.05pt solid #000000"/>
    </style:style>
    <style:style style:name="Taulukko1.D7" style:family="table-cell">
      <style:table-cell-properties fo:padding="0.097cm" fo:border-left="0.05pt solid #000000" fo:border-right="none" fo:border-top="none" fo:border-bottom="0.05pt solid #000000"/>
    </style:style>
    <style:style style:name="Taulukko1.E7" style:family="table-cell">
      <style:table-cell-properties fo:padding="0.097cm" fo:border-left="0.05pt solid #000000" fo:border-right="none" fo:border-top="none" fo:border-bottom="0.05pt solid #000000"/>
    </style:style>
    <style:style style:name="Taulukko1.F7" style:family="table-cell">
      <style:table-cell-properties fo:padding="0.097cm" fo:border-left="0.05pt solid #000000" fo:border-right="none" fo:border-top="none" fo:border-bottom="0.05pt solid #000000"/>
    </style:style>
    <style:style style:name="Taulukko1.G7" style:family="table-cell">
      <style:table-cell-properties fo:padding="0.097cm" fo:border-left="0.05pt solid #000000" fo:border-right="none" fo:border-top="none" fo:border-bottom="0.05pt solid #000000"/>
    </style:style>
    <style:style style:name="Taulukko1.H7" style:family="table-cell">
      <style:table-cell-properties fo:padding="0.097cm" fo:border-left="0.05pt solid #000000" fo:border-right="none" fo:border-top="none" fo:border-bottom="0.05pt solid #000000"/>
    </style:style>
    <style:style style:name="Taulukko1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3431d" officeooo:paragraph-rsid="0003431d"/>
    </style:style>
    <style:style style:name="P2" style:family="paragraph" style:parent-style-name="Text_20_body">
      <style:text-properties officeooo:paragraph-rsid="0006632e"/>
    </style:style>
    <style:style style:name="P3" style:family="paragraph" style:parent-style-name="Text_20_body">
      <style:text-properties officeooo:rsid="0009b3e9" officeooo:paragraph-rsid="0009b3e9"/>
    </style:style>
    <style:style style:name="P4" style:family="paragraph" style:parent-style-name="Text_20_body">
      <style:text-properties officeooo:rsid="0009f60f" officeooo:paragraph-rsid="0009f60f"/>
    </style:style>
    <style:style style:name="P5" style:family="paragraph" style:parent-style-name="Text_20_body">
      <style:text-properties officeooo:rsid="000bd7d5" officeooo:paragraph-rsid="000bd7d5"/>
    </style:style>
    <style:style style:name="P6" style:family="paragraph" style:parent-style-name="Text_20_body">
      <style:text-properties officeooo:rsid="000dd94d" officeooo:paragraph-rsid="000dd94d"/>
    </style:style>
    <style:style style:name="P7" style:family="paragraph" style:parent-style-name="Text_20_body">
      <style:text-properties officeooo:rsid="00156e72" officeooo:paragraph-rsid="00156e72"/>
    </style:style>
    <style:style style:name="P8" style:family="paragraph" style:parent-style-name="Text_20_body">
      <style:text-properties officeooo:paragraph-rsid="00156e72"/>
    </style:style>
    <style:style style:name="P9" style:family="paragraph" style:parent-style-name="Text_20_body">
      <style:text-properties officeooo:rsid="00171a23" officeooo:paragraph-rsid="00171a23"/>
    </style:style>
    <style:style style:name="P10" style:family="paragraph" style:parent-style-name="Endnote">
      <style:text-properties officeooo:paragraph-rsid="00070354"/>
    </style:style>
    <style:style style:name="P11" style:family="paragraph" style:parent-style-name="Table_20_Contents">
      <style:text-properties officeooo:rsid="000bd7d5" officeooo:paragraph-rsid="000bd7d5"/>
    </style:style>
    <style:style style:name="P12" style:family="paragraph" style:parent-style-name="Table_20_Contents">
      <style:text-properties fo:font-size="9pt" fo:font-weight="bold" officeooo:rsid="000bd7d5" officeooo:paragraph-rsid="000bd7d5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171a23" officeooo:paragraph-rsid="00171a23" style:font-size-asian="9pt" style:font-weight-asian="bold" style:font-size-complex="9pt" style:font-weight-complex="bold"/>
    </style:style>
    <style:style style:name="P14" style:family="paragraph" style:parent-style-name="Table_20_Contents">
      <style:text-properties officeooo:rsid="000dd94d" officeooo:paragraph-rsid="000dd94d"/>
    </style:style>
    <style:style style:name="P15" style:family="paragraph" style:parent-style-name="Table_20_Contents">
      <style:text-properties officeooo:rsid="000eef8a" officeooo:paragraph-rsid="000eef8a"/>
    </style:style>
    <style:style style:name="P16" style:family="paragraph" style:parent-style-name="Table_20_Contents">
      <style:text-properties officeooo:rsid="001155db" officeooo:paragraph-rsid="001155db"/>
    </style:style>
    <style:style style:name="P17" style:family="paragraph" style:parent-style-name="Table_20_Contents">
      <style:text-properties officeooo:rsid="001168d2" officeooo:paragraph-rsid="001168d2"/>
    </style:style>
    <style:style style:name="P18" style:family="paragraph" style:parent-style-name="Table_20_Contents">
      <style:text-properties officeooo:rsid="00133dac" officeooo:paragraph-rsid="00133dac"/>
    </style:style>
    <style:style style:name="P19" style:family="paragraph" style:parent-style-name="Table_20_Contents">
      <style:text-properties officeooo:rsid="00171a23" officeooo:paragraph-rsid="00171a23"/>
    </style:style>
    <style:style style:name="P20" style:family="paragraph" style:parent-style-name="Heading_20_1">
      <style:text-properties officeooo:rsid="000490e6" officeooo:paragraph-rsid="000490e6"/>
    </style:style>
    <style:style style:name="P21" style:family="paragraph" style:parent-style-name="Heading_20_1">
      <style:text-properties officeooo:rsid="0006632e" officeooo:paragraph-rsid="0006632e"/>
    </style:style>
    <style:style style:name="P22" style:family="paragraph" style:parent-style-name="Heading_20_1">
      <style:text-properties officeooo:rsid="00070354" officeooo:paragraph-rsid="00070354"/>
    </style:style>
    <style:style style:name="P23" style:family="paragraph" style:parent-style-name="Heading_20_2">
      <style:text-properties officeooo:rsid="00156e72" officeooo:paragraph-rsid="00156e72"/>
    </style:style>
    <style:style style:name="P24" style:family="paragraph" style:parent-style-name="Heading_20_2">
      <style:paragraph-properties fo:break-before="page"/>
      <style:text-properties officeooo:rsid="00156e72" officeooo:paragraph-rsid="00156e72"/>
    </style:style>
    <style:style style:name="P25" style:family="paragraph" style:parent-style-name="Text_20_body">
      <style:text-properties style:font-name="Liberation Serif" fo:font-style="normal" officeooo:rsid="000b7378" officeooo:paragraph-rsid="000b7378" style:font-name-asian="SimSun" style:font-style-asian="normal" style:font-name-complex="Mang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52db" style:font-style-asian="normal" style:font-style-complex="normal"/>
    </style:style>
    <style:style style:name="T4" style:family="text">
      <style:text-properties style:font-name="Liberation Serif1" fo:font-style="normal" officeooo:rsid="000a52db" style:font-name-asian="Liberation Serif1" style:font-style-asian="normal" style:font-name-complex="Liberation Serif1" style:font-style-complex="normal"/>
    </style:style>
    <style:style style:name="T5" style:family="text">
      <style:text-properties style:font-name="Liberation Serif" fo:font-style="normal" officeooo:rsid="000a52db" style:font-name-asian="SimSun" style:font-style-asian="normal" style:font-name-complex="Mangal" style:font-style-complex="normal"/>
    </style:style>
    <style:style style:name="T6" style:family="text">
      <style:text-properties officeooo:rsid="001168d2"/>
    </style:style>
    <style:style style:name="T7" style:family="text">
      <style:text-properties officeooo:rsid="00133dac"/>
    </style:style>
    <style:style style:name="T8" style:family="text">
      <style:text-properties officeooo:rsid="0015363c"/>
    </style:style>
    <style:style style:name="T9" style:family="text">
      <style:text-properties officeooo:rsid="0018746c"/>
    </style:style>
    <style:style style:name="T10" style:family="text">
      <style:text-properties officeooo:rsid="0019a44b"/>
    </style:style>
    <style:style style:name="T11" style:family="text">
      <style:text-properties officeooo:rsid="001a145f"/>
    </style:style>
    <style:style style:name="T12" style:family="text">
      <style:text-properties officeooo:rsid="001a454c"/>
    </style:style>
    <style:style style:name="T13" style:family="text">
      <style:text-properties officeooo:rsid="001ac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h text:style-name="P20" text:outline-level="1">Yleisrakenne</text:h>
      <text:p text:style-name="P3">Ohjelman lähdekoodi on yritetty jakaa mahdollisimman loogisesti eri paketteihin. <text:span text:style-name="T1">Application</text:span><text:span text:style-name="T2">-paketti sisältää kaiken käyttöliittymäkoodin, ja </text:span><text:span text:style-name="T1">datastructures, graph, misc</text:span><text:span text:style-name="T2"> ja </text:span><text:span text:style-name="T1">pathfinding </text:span><text:span text:style-name="T2">-paketit sisältävät nimiensä mukaisesti tietorakenteet, verkkoon liittyvät luokat, sekalaiset apuluokat ja itse reitinetsintäalgoritmit.</text:span></text:p>
      <text:p text:style-name="P4"><text:span text:style-name="T2">Ohjelmaan on </text:span><text:span text:style-name="T3">implementoitu viisi reitinhakualgoritmia: A*, Dijkstran algoritmi, jump point search, breadth-first search ja depth-first search. Näistä kolme ensimmäistä antaa aina optimaalisen reitin, kun taas BFS lähes optimaalisen reitin ja DFS ensimmäisen reitin minkä sattuu löytämään. BFS:n epäoptimaalisuus johtuu tässä tapauksessa siitä, että verkossa on kahden pituisia kaaria, 1 ja </text:span><text:span text:style-name="T4">√</text:span><text:span text:style-name="T5">2.</text:span></text:p>
      <text:p text:style-name="P25">Toteutetut tietorakenteet ovat lista (ArrayList), linkitetty lista (LinkedList), keko (Heap), hajautustaulu (joukko) (HashSet), jono (Queue) ja pino (Stack). Kaksi viimeisintä on toteutettu linkitettynä listana.</text:p>
      <text:h text:style-name="P21" text:outline-level="1">Aika- ja tilavaativuudet</text:h>
      <text:h text:style-name="P23" text:outline-level="2">Reitinhakualgoritmit</text:h>
      <text:p text:style-name="P5">Taulukossa näkyvät aika- ja tilavaativuudet parhaimmassa ja huonoimmassa tilanteessa. Paras tilanne tarkoittaa sitä, että lähtöpiste on sama kuin lopetuspiste, ja huonoin sitä, että lopetuspistettä ei voi saavuttaa alkupisteestä sekä kaikki solmut ovat käytävä läpi.</text:p>
      <text:p text:style-name="P6">Taulukoidut vaativuudet ovat minun implementaatioista, eli jossain muussa toteutuksessa esimerkiksi A*:n etäisyydet voi olla talletettu mappiin taulukon sijasta, jolloin paras tilavaativuus olisi O(1).</text:p>
      <table:table table:name="Vaativuudet" table:style-name="Vaativuudet">
        <table:table-column table:style-name="Vaativuudet.A"/>
        <table:table-column table:style-name="Vaativuudet.B"/>
        <table:table-column table:style-name="Vaativuudet.C"/>
        <table:table-column table:style-name="Vaativuudet.D"/>
        <table:table-column table:style-name="Vaativuudet.E"/>
        <table:table-row>
          <table:table-cell table:style-name="Vaativuudet.A1" office:value-type="string">
            <text:p text:style-name="P12">Algoritmi</text:p>
          </table:table-cell>
          <table:table-cell table:style-name="Vaativuudet.A1" office:value-type="string">
            <text:p text:style-name="P12">Aikavaativuus: Paras</text:p>
          </table:table-cell>
          <table:table-cell table:style-name="Vaativuudet.A1" office:value-type="string">
            <text:p text:style-name="P12">Tilavaativuus: Paras</text:p>
          </table:table-cell>
          <table:table-cell table:style-name="Vaativuudet.A1" office:value-type="string">
            <text:p text:style-name="P12">Aikavaativuus: Huonoin</text:p>
          </table:table-cell>
          <table:table-cell table:style-name="Vaativuudet.E1" office:value-type="string">
            <text:p text:style-name="P12">Tilavaativuus: Huonoin</text:p>
          </table:table-cell>
        </table:table-row>
        <table:table-row>
          <table:table-cell table:style-name="Vaativuudet.A5" office:value-type="string">
            <text:p text:style-name="P11">A*</text:p>
          </table:table-cell>
          <table:table-cell table:style-name="Vaativuudet.B2" office:value-type="string">
            <text:p text:style-name="P11">O(1)</text:p>
          </table:table-cell>
          <table:table-cell table:style-name="Vaativuudet.C2" office:value-type="string">
            <text:p text:style-name="P11">O(|<text:span text:style-name="T7">V</text:span>|)</text:p>
          </table:table-cell>
          <table:table-cell table:style-name="Vaativuudet.D2" office:value-type="string">
            <text:p text:style-name="P15">O(|E| <text:span text:style-name="T6">+ |V|</text:span>)</text:p>
          </table:table-cell>
          <table:table-cell table:style-name="Vaativuudet.E2" office:value-type="string">
            <text:p text:style-name="P18">O(|V|)</text:p>
          </table:table-cell>
        </table:table-row>
        <table:table-row>
          <table:table-cell table:style-name="Vaativuudet.A5" office:value-type="string">
            <text:p text:style-name="P11">Dijkstra</text:p>
          </table:table-cell>
          <table:table-cell table:style-name="Vaativuudet.B3" office:value-type="string">
            <text:p text:style-name="P11">O(|<text:span text:style-name="T8">V</text:span>|)</text:p>
          </table:table-cell>
          <table:table-cell table:style-name="Vaativuudet.C3" office:value-type="string">
            <text:p text:style-name="P14">O(|<text:span text:style-name="T7">V</text:span>|)</text:p>
          </table:table-cell>
          <table:table-cell table:style-name="Vaativuudet.D3" office:value-type="string">
            <text:p text:style-name="P16">O(|E| + |V|)</text:p>
          </table:table-cell>
          <table:table-cell table:style-name="Vaativuudet.E3" office:value-type="string">
            <text:p text:style-name="P18">O(|V|)</text:p>
          </table:table-cell>
        </table:table-row>
        <table:table-row>
          <table:table-cell table:style-name="Vaativuudet.A5" office:value-type="string">
            <text:p text:style-name="P11">JPS</text:p>
          </table:table-cell>
          <table:table-cell table:style-name="Vaativuudet.B4" office:value-type="string">
            <text:p text:style-name="P11">O(1)</text:p>
          </table:table-cell>
          <table:table-cell table:style-name="Vaativuudet.C4" office:value-type="string">
            <text:p text:style-name="P14">O(|<text:span text:style-name="T7">V</text:span>|)</text:p>
          </table:table-cell>
          <table:table-cell table:style-name="Vaativuudet.D4" office:value-type="string">
            <text:p text:style-name="P17">O(|<text:span text:style-name="T8">V|</text:span>)</text:p>
          </table:table-cell>
          <table:table-cell table:style-name="Vaativuudet.E4" office:value-type="string">
            <text:p text:style-name="P18">O(|V|)</text:p>
          </table:table-cell>
        </table:table-row>
        <table:table-row>
          <table:table-cell table:style-name="Vaativuudet.A5" office:value-type="string">
            <text:p text:style-name="P11">BFS</text:p>
          </table:table-cell>
          <table:table-cell table:style-name="Vaativuudet.B5" office:value-type="string">
            <text:p text:style-name="P11">O(1)</text:p>
          </table:table-cell>
          <table:table-cell table:style-name="Vaativuudet.C5" office:value-type="string">
            <text:p text:style-name="P14">O(1)</text:p>
          </table:table-cell>
          <table:table-cell table:style-name="Vaativuudet.D5" office:value-type="string">
            <text:p text:style-name="P17">O(|E| + |V|)</text:p>
          </table:table-cell>
          <table:table-cell table:style-name="Vaativuudet.E5" office:value-type="string">
            <text:p text:style-name="P18">O(|V|)</text:p>
          </table:table-cell>
        </table:table-row>
        <table:table-row>
          <table:table-cell table:style-name="Vaativuudet.A6" office:value-type="string">
            <text:p text:style-name="P11">DFS</text:p>
          </table:table-cell>
          <table:table-cell table:style-name="Vaativuudet.B6" office:value-type="string">
            <text:p text:style-name="P11">O(1)</text:p>
          </table:table-cell>
          <table:table-cell table:style-name="Vaativuudet.C6" office:value-type="string">
            <text:p text:style-name="P14">O(1)</text:p>
          </table:table-cell>
          <table:table-cell table:style-name="Vaativuudet.D6" office:value-type="string">
            <text:p text:style-name="P17">O(|E| <text:span text:style-name="T8">+ |V|</text:span>)</text:p>
          </table:table-cell>
          <table:table-cell table:style-name="Vaativuudet.E6" office:value-type="string">
            <text:p text:style-name="P18">O(|V|)</text:p>
          </table:table-cell>
        </table:table-row>
      </table:table>
      <text:p text:style-name="P5"/>
      <text:p text:style-name="P7">Jump point searchin huonoimman tapauksen tilavaativuus on todellisuudessa paljon pienempi, mutta kuitenkin <text:span text:style-name="T11">riippuvainen </text:span>syötteen koosta. Esimerkiksi on mahdollista luoda sellainen syöte, jossa JPS joutuu käymään jokaisen solmun läpi, mutta käyttää aina vakiomäärän muistia <text:span text:style-name="T11">oli syöte sitten kuinka suuri tahansa</text:span>.</text:p>
      <text:h text:style-name="P24" text:outline-level="2">Tietorakenteet</text:h>
      <text:p text:style-name="P9">Taulukosta näkyvät kaikki tietorakenteet ja niiden yleisempien operaatioiden aikavaativuudet (<text:span text:style-name="T10">average case</text:span>). Jos tietorakenne ei tue operaatiota, niin se on merk<text:span text:style-name="T13">i</text:span>tt<text:span text:style-name="T13">y</text:span> viivalla.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column table:style-name="Taulukko1.D"/>
        <table:table-column table:style-name="Taulukko1.E"/>
        <table:table-column table:style-name="Taulukko1.F"/>
        <table:table-column table:style-name="Taulukko1.G"/>
        <table:table-column table:style-name="Taulukko1.H"/>
        <table:table-column table:style-name="Taulukko1.I"/>
        <table:table-row>
          <table:table-cell table:style-name="Taulukko1.A1" office:value-type="string">
            <text:p text:style-name="P13">Tietorakenne</text:p>
          </table:table-cell>
          <table:table-cell table:style-name="Taulukko1.A1" office:value-type="string">
            <text:p text:style-name="P13">insert(e)</text:p>
          </table:table-cell>
          <table:table-cell table:style-name="Taulukko1.A1" office:value-type="string">
            <text:p text:style-name="P13">remove(e)</text:p>
          </table:table-cell>
          <table:table-cell table:style-name="Taulukko1.A1" office:value-type="string">
            <text:p text:style-name="P13">find(e)</text:p>
          </table:table-cell>
          <table:table-cell table:style-name="Taulukko1.A1" office:value-type="string">
            <text:p text:style-name="P13">delete-min()</text:p>
          </table:table-cell>
          <table:table-cell table:style-name="Taulukko1.A1" office:value-type="string">
            <text:p text:style-name="P13">enqueue(e)</text:p>
          </table:table-cell>
          <table:table-cell table:style-name="Taulukko1.A1" office:value-type="string">
            <text:p text:style-name="P13">dequeue()</text:p>
          </table:table-cell>
          <table:table-cell table:style-name="Taulukko1.A1" office:value-type="string">
            <text:p text:style-name="P13">push(e)</text:p>
          </table:table-cell>
          <table:table-cell table:style-name="Taulukko1.I1" office:value-type="string">
            <text:p text:style-name="P13">pop()</text:p>
          </table:table-cell>
        </table:table-row>
        <table:table-row>
          <table:table-cell table:style-name="Taulukko1.A6" office:value-type="string">
            <text:p text:style-name="P19">Lista</text:p>
          </table:table-cell>
          <table:table-cell table:style-name="Taulukko1.B2" office:value-type="string">
            <text:p text:style-name="P19">O(1)</text:p>
          </table:table-cell>
          <table:table-cell table:style-name="Taulukko1.C2" office:value-type="string">
            <text:p text:style-name="P19">O(n)</text:p>
          </table:table-cell>
          <table:table-cell table:style-name="Taulukko1.D2" office:value-type="string">
            <text:p text:style-name="P19">O(n)</text:p>
          </table:table-cell>
          <table:table-cell table:style-name="Taulukko1.E2" office:value-type="string">
            <text:p text:style-name="Table_20_Contents">-</text:p>
          </table:table-cell>
          <table:table-cell table:style-name="Taulukko1.F2" office:value-type="string">
            <text:p text:style-name="Table_20_Contents">-</text:p>
          </table:table-cell>
          <table:table-cell table:style-name="Taulukko1.G2" office:value-type="string">
            <text:p text:style-name="Table_20_Contents">-</text:p>
          </table:table-cell>
          <table:table-cell table:style-name="Taulukko1.H2" office:value-type="string">
            <text:p text:style-name="Table_20_Contents">-</text:p>
          </table:table-cell>
          <table:table-cell table:style-name="Taulukko1.I2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19">Linkitetty lista</text:p>
          </table:table-cell>
          <table:table-cell table:style-name="Taulukko1.B3" office:value-type="string">
            <text:p text:style-name="P19">O(1)</text:p>
          </table:table-cell>
          <table:table-cell table:style-name="Taulukko1.C3" office:value-type="string">
            <text:p text:style-name="P19">O(n)</text:p>
          </table:table-cell>
          <table:table-cell table:style-name="Taulukko1.D3" office:value-type="string">
            <text:p text:style-name="P19">O(n)</text:p>
          </table:table-cell>
          <table:table-cell table:style-name="Taulukko1.E3" office:value-type="string">
            <text:p text:style-name="Table_20_Contents">-</text:p>
          </table:table-cell>
          <table:table-cell table:style-name="Taulukko1.F3" office:value-type="string">
            <text:p text:style-name="Table_20_Contents">-</text:p>
          </table:table-cell>
          <table:table-cell table:style-name="Taulukko1.G3" office:value-type="string">
            <text:p text:style-name="Table_20_Contents">-</text:p>
          </table:table-cell>
          <table:table-cell table:style-name="Taulukko1.H3" office:value-type="string">
            <text:p text:style-name="Table_20_Contents">-</text:p>
          </table:table-cell>
          <table:table-cell table:style-name="Taulukko1.I3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19">Hajautustaulu</text:p>
          </table:table-cell>
          <table:table-cell table:style-name="Taulukko1.B4" office:value-type="string">
            <text:p text:style-name="P19">O(1)</text:p>
          </table:table-cell>
          <table:table-cell table:style-name="Taulukko1.C4" office:value-type="string">
            <text:p text:style-name="P19">O(1)</text:p>
          </table:table-cell>
          <table:table-cell table:style-name="Taulukko1.D4" office:value-type="string">
            <text:p text:style-name="P19">O(1)</text:p>
          </table:table-cell>
          <table:table-cell table:style-name="Taulukko1.E4" office:value-type="string">
            <text:p text:style-name="Table_20_Contents">-</text:p>
          </table:table-cell>
          <table:table-cell table:style-name="Taulukko1.F4" office:value-type="string">
            <text:p text:style-name="Table_20_Contents">-</text:p>
          </table:table-cell>
          <table:table-cell table:style-name="Taulukko1.G4" office:value-type="string">
            <text:p text:style-name="Table_20_Contents">-</text:p>
          </table:table-cell>
          <table:table-cell table:style-name="Taulukko1.H4" office:value-type="string">
            <text:p text:style-name="Table_20_Contents">-</text:p>
          </table:table-cell>
          <table:table-cell table:style-name="Taulukko1.I4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19">Keko</text:p>
          </table:table-cell>
          <table:table-cell table:style-name="Taulukko1.B5" office:value-type="string">
            <text:p text:style-name="P19">O(log n)</text:p>
          </table:table-cell>
          <table:table-cell table:style-name="Taulukko1.C5" office:value-type="string">
            <text:p text:style-name="P19">O(log n)</text:p>
          </table:table-cell>
          <table:table-cell table:style-name="Taulukko1.D5" office:value-type="string">
            <text:p text:style-name="P19">O(<text:span text:style-name="T12">n</text:span>)</text:p>
          </table:table-cell>
          <table:table-cell table:style-name="Taulukko1.E5" office:value-type="string">
            <text:p text:style-name="P19">O(log n)</text:p>
          </table:table-cell>
          <table:table-cell table:style-name="Taulukko1.F5" office:value-type="string">
            <text:p text:style-name="Table_20_Contents">-</text:p>
          </table:table-cell>
          <table:table-cell table:style-name="Taulukko1.G5" office:value-type="string">
            <text:p text:style-name="Table_20_Contents">-</text:p>
          </table:table-cell>
          <table:table-cell table:style-name="Taulukko1.H5" office:value-type="string">
            <text:p text:style-name="Table_20_Contents">-</text:p>
          </table:table-cell>
          <table:table-cell table:style-name="Taulukko1.I5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19">Jono</text:p>
          </table:table-cell>
          <table:table-cell table:style-name="Taulukko1.B6" office:value-type="string">
            <text:p text:style-name="P19">O(1)</text:p>
          </table:table-cell>
          <table:table-cell table:style-name="Taulukko1.C6" office:value-type="string">
            <text:p text:style-name="P19">O(n)</text:p>
          </table:table-cell>
          <table:table-cell table:style-name="Taulukko1.D6" office:value-type="string">
            <text:p text:style-name="P19">O(n)</text:p>
          </table:table-cell>
          <table:table-cell table:style-name="Taulukko1.E6" office:value-type="string">
            <text:p text:style-name="Table_20_Contents">-</text:p>
          </table:table-cell>
          <table:table-cell table:style-name="Taulukko1.F6" office:value-type="string">
            <text:p text:style-name="P19">O(1)</text:p>
          </table:table-cell>
          <table:table-cell table:style-name="Taulukko1.G6" office:value-type="string">
            <text:p text:style-name="P19">O(1)</text:p>
          </table:table-cell>
          <table:table-cell table:style-name="Taulukko1.H6" office:value-type="string">
            <text:p text:style-name="Table_20_Contents">-</text:p>
          </table:table-cell>
          <table:table-cell table:style-name="Taulukko1.I6" office:value-type="string">
            <text:p text:style-name="Table_20_Contents">-</text:p>
          </table:table-cell>
        </table:table-row>
        <table:table-row>
          <table:table-cell table:style-name="Taulukko1.A7" office:value-type="string">
            <text:p text:style-name="P19">Pino</text:p>
          </table:table-cell>
          <table:table-cell table:style-name="Taulukko1.B7" office:value-type="string">
            <text:p text:style-name="P19">O(1)</text:p>
          </table:table-cell>
          <table:table-cell table:style-name="Taulukko1.C7" office:value-type="string">
            <text:p text:style-name="P19">O(n)</text:p>
          </table:table-cell>
          <table:table-cell table:style-name="Taulukko1.D7" office:value-type="string">
            <text:p text:style-name="P19">O(n)</text:p>
          </table:table-cell>
          <table:table-cell table:style-name="Taulukko1.E7" office:value-type="string">
            <text:p text:style-name="Table_20_Contents">-</text:p>
          </table:table-cell>
          <table:table-cell table:style-name="Taulukko1.F7" office:value-type="string">
            <text:p text:style-name="Table_20_Contents">-</text:p>
          </table:table-cell>
          <table:table-cell table:style-name="Taulukko1.G7" office:value-type="string">
            <text:p text:style-name="Table_20_Contents">-</text:p>
          </table:table-cell>
          <table:table-cell table:style-name="Taulukko1.H7" office:value-type="string">
            <text:p text:style-name="P19">O(1)</text:p>
          </table:table-cell>
          <table:table-cell table:style-name="Taulukko1.I7" office:value-type="string">
            <text:p text:style-name="P19">O(1)</text:p>
          </table:table-cell>
        </table:table-row>
      </table:table>
      <text:p text:style-name="P8"/>
      <text:h text:style-name="P21" text:outline-level="1">Puutteet ja parannusehdotukset</text:h>
      <text:p text:style-name="P2">// <text:span text:style-name="T9">TODO</text:span></text:p>
      <text:h text:style-name="P22" text:outline-level="1">Projektissa käytetyt lähteet</text:h>
      <text:p text:style-name="P10"><text:a xlink:type="simple" xlink:href="https://en.wikipedia.org/wiki/A*_search_algorithm">https://en.wikipedia.org/wiki/A*_search_algorithm</text:a></text:p>
      <text:p text:style-name="P10"><text:a xlink:type="simple" xlink:href="https://en.wikipedia.org/wiki/Dijkstra%27s_algorithm">https://en.wikipedia.org/wiki/Dijkstra%27s_algorithm</text:a></text:p>
      <text:p text:style-name="P10"><text:a xlink:type="simple" xlink:href="https://en.wikipedia.org/wiki/Breadth-first_search">https://en.wikipedia.org/wiki/Breadth-first_search</text:a></text:p>
      <text:p text:style-name="P10"><text:a xlink:type="simple" xlink:href="https://en.wikipedia.org/wiki/Depth-first_search">https://en.wikipedia.org/wiki/Depth-first_search</text:a></text:p>
      <text:p text:style-name="P10"><text:a xlink:type="simple" xlink:href="https://harablog.wordpress.com/2011/09/07/jump-point-search/">https://harablog.wordpress.com/2011/09/07/jump-point-search/</text:a></text:p>
      <text:p text:style-name="P10"><text:a xlink:type="simple" xlink:href="http://zerowidth.com/2013/05/05/jump-point-search-explained.html">http://zerowidth.com/2013/05/05/jump-point-search-explained.html</text:a></text:p>
      <text:p text:style-name="P10"><text:a xlink:type="simple" xlink:href="https://github.com/ClintFMullins/JumpPointSearch-Java">https://github.com/ClintFMullins/JumpPointSearch-Java</text:a></text:p>
      <text:p text:style-name="P10"><text:a xlink:type="simple" xlink:href="https://en.wikipedia.org/wiki/Binary_heap">https://en.wikipedia.org/wiki/Binary_heap</text:a></text:p>
      <text:p text:style-name="P10"><text:a xlink:type="simple" xlink:href="https://en.wikipedia.org/wiki/Hash_table">https://en.wikipedia.org/wiki/Hash_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18T19:11:43.518000000</dc:date>
    <meta:editing-duration>PT2H36M4S</meta:editing-duration>
    <meta:editing-cycles>12</meta:editing-cycles>
    <meta:generator>LibreOffice/4.2.1.1$Windows_x86 LibreOffice_project/d7dbbd7842e6a58b0f521599204e827654e1fb8b</meta:generator>
    <meta:document-statistic meta:table-count="2" meta:image-count="0" meta:object-count="0" meta:page-count="2" meta:paragraph-count="117" meta:word-count="403" meta:character-count="2987" meta:non-whitespace-character-count="2987"/>
  </office:meta>
</office:document-meta>
</file>